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544" calcext:value-type="float">
            <text:p>6.63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416" calcext:value-type="float">
            <text:p>6.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2304" calcext:value-type="float">
            <text:p>6.24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5664" calcext:value-type="float">
            <text:p>6.45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8168" calcext:value-type="float">
            <text:p>6.67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816" calcext:value-type="float">
            <text:p>6.52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0048" calcext:value-type="float">
            <text:p>6.48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656" calcext:value-type="float">
            <text:p>6.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52" calcext:value-type="float">
            <text:p>6.4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7624" calcext:value-type="float">
            <text:p>6.89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3048" calcext:value-type="float">
            <text:p>7.62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2488" calcext:value-type="float">
            <text:p>6.95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3848" calcext:value-type="float">
            <text:p>6.4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18 22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2032" calcext:value-type="float">
            <text:p>6.3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0528" calcext:value-type="float">
            <text:p>6.51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2992" calcext:value-type="float">
            <text:p>6.4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936" calcext:value-type="float">
            <text:p>6.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824" calcext:value-type="float">
            <text:p>5.8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9024" calcext:value-type="float">
            <text:p>6.6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4912" calcext:value-type="float">
            <text:p>6.53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556" calcext:value-type="float">
            <text:p>6.38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0736" calcext:value-type="float">
            <text:p>6.65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4744" calcext:value-type="float">
            <text:p>6.71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988" calcext:value-type="float">
            <text:p>6.6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0256" calcext:value-type="float">
            <text:p>6.62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1008" calcext:value-type="float">
            <text:p>6.54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5496" calcext:value-type="float">
            <text:p>6.63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1112" calcext:value-type="float">
            <text:p>6.6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6416" calcext:value-type="float">
            <text:p>6.37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4536" calcext:value-type="float">
            <text:p>6.57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844" calcext:value-type="float">
            <text:p>6.5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984" calcext:value-type="float">
            <text:p>6.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04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504" calcext:value-type="float">
            <text:p>6.69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1592" calcext:value-type="float">
            <text:p>6.64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2072" calcext:value-type="float">
            <text:p>6.67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472" calcext:value-type="float">
            <text:p>7.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2-1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2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7352" calcext:value-type="float">
            <text:p>7.0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0464" calcext:value-type="float">
            <text:p>6.76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9296" calcext:value-type="float">
            <text:p>6.55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3304" calcext:value-type="float">
            <text:p>6.62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5576" calcext:value-type="float">
            <text:p>7.27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0672" calcext:value-type="float">
            <text:p>6.9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8648" calcext:value-type="float">
            <text:p>6.7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1904" calcext:value-type="float">
            <text:p>6.85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312" calcext:value-type="float">
            <text:p>6.68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8752" calcext:value-type="float">
            <text:p>6.77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4264" calcext:value-type="float">
            <text:p>6.68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3512" calcext:value-type="float">
            <text:p>6.76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892" calcext:value-type="float">
            <text:p>6.59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3096" calcext:value-type="float">
            <text:p>6.48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86144" calcext:value-type="float">
            <text:p>6.4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0632" calcext:value-type="float">
            <text:p>6.58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0152" calcext:value-type="float">
            <text:p>6.5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268" calcext:value-type="float">
            <text:p>6.2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1488" calcext:value-type="float">
            <text:p>6.57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8128" calcext:value-type="float">
            <text:p>6.35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1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3472" calcext:value-type="float">
            <text:p>6.44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616" calcext:value-type="float">
            <text:p>6.45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5184" calcext:value-type="float">
            <text:p>6.42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3368" calcext:value-type="float">
            <text:p>6.3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324" calcext:value-type="float">
            <text:p>6.87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8" calcext:value-type="float">
            <text:p>6.7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036" calcext:value-type="float">
            <text:p>6.69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844533333333" calcext:value-type="float">
            <text:p>7.288445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319466666667" calcext:value-type="float">
            <text:p>7.10319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3056" calcext:value-type="float">
            <text:p>6.839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188945454546" calcext:value-type="float">
            <text:p>7.08188945454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62168" calcext:value-type="float">
            <text:p>6.91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819096774194" calcext:value-type="float">
            <text:p>6.78819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16438709677" calcext:value-type="float">
            <text:p>5.62916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19872" calcext:value-type="float">
            <text:p>4.62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8115" calcext:value-type="float">
            <text:p>5.2381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10512" calcext:value-type="float">
            <text:p>3.99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432412903226" calcext:value-type="float">
            <text:p>5.17432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512551724138" calcext:value-type="float">
            <text:p>6.325125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003690322581" calcext:value-type="float">
            <text:p>6.1700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720877419355" calcext:value-type="float">
            <text:p>6.10720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14728" calcext:value-type="float">
            <text:p>5.28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773858064516" calcext:value-type="float">
            <text:p>3.8077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43416" calcext:value-type="float">
            <text:p>5.98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187612903226" calcext:value-type="float">
            <text:p>6.161876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72567741936" calcext:value-type="float">
            <text:p>4.6877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4656" calcext:value-type="float">
            <text:p>2.404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365187096774" calcext:value-type="float">
            <text:p>2.2536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079054545454" calcext:value-type="float">
            <text:p>2.93079054545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26632258065" calcext:value-type="float">
            <text:p>4.39226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431257142857" calcext:value-type="float">
            <text:p>5.98431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282451612903" calcext:value-type="float">
            <text:p>6.252824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535225806452" calcext:value-type="float">
            <text:p>6.075352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7488" calcext:value-type="float">
            <text:p>4.949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44103225806" calcext:value-type="float">
            <text:p>3.221441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03952" calcext:value-type="float">
            <text:p>4.330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222270967742" calcext:value-type="float">
            <text:p>6.45222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93961290323" calcext:value-type="float">
            <text:p>4.727939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6896" calcext:value-type="float">
            <text:p>5.212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007432258065" calcext:value-type="float">
            <text:p>4.38007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7192" calcext:value-type="float">
            <text:p>6.16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156309677419" calcext:value-type="float">
            <text:p>6.6315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935085714286" calcext:value-type="float">
            <text:p>6.88935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189187096774" calcext:value-type="float">
            <text:p>7.2218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79561290323" calcext:value-type="float">
            <text:p>7.3857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23712" calcext:value-type="float">
            <text:p>6.93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70632258065" calcext:value-type="float">
            <text:p>6.388706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67624" calcext:value-type="float">
            <text:p>7.166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621290322581" calcext:value-type="float">
            <text:p>6.81621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184206451613" calcext:value-type="float">
            <text:p>5.74184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46256" calcext:value-type="float">
            <text:p>4.954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503690322581" calcext:value-type="float">
            <text:p>4.26503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5712" calcext:value-type="float">
            <text:p>4.84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453780645161" calcext:value-type="float">
            <text:p>5.38453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13285714286" calcext:value-type="float">
            <text:p>6.28813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17935483871" calcext:value-type="float">
            <text:p>6.05617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998342857143" calcext:value-type="float">
            <text:p>6.28998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18952" calcext:value-type="float">
            <text:p>6.171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47584516129" calcext:value-type="float">
            <text:p>4.8147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8288" calcext:value-type="float">
            <text:p>5.08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04248275862" calcext:value-type="float">
            <text:p>5.6870424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82618181818" calcext:value-type="float">
            <text:p>6.367826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50152" calcext:value-type="float">
            <text:p>5.73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003741935484" calcext:value-type="float">
            <text:p>5.83003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1104" calcext:value-type="float">
            <text:p>5.5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78425806452" calcext:value-type="float">
            <text:p>5.721784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892110344828" calcext:value-type="float">
            <text:p>6.52892110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613316129032" calcext:value-type="float">
            <text:p>6.0061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997574193548" calcext:value-type="float">
            <text:p>4.54997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63928" calcext:value-type="float">
            <text:p>6.54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022580645161" calcext:value-type="float">
            <text:p>7.460225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06696" calcext:value-type="float">
            <text:p>6.83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22864516129" calcext:value-type="float">
            <text:p>6.7332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928077419355" calcext:value-type="float">
            <text:p>5.15928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85" calcext:value-type="float">
            <text:p>4.50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047587096774" calcext:value-type="float">
            <text:p>6.5604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61944" calcext:value-type="float">
            <text:p>6.68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195019354839" calcext:value-type="float">
            <text:p>6.90195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69314285714" calcext:value-type="float">
            <text:p>7.17869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17703225806" calcext:value-type="float">
            <text:p>7.20517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75432258065" calcext:value-type="float">
            <text:p>7.153754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37472" calcext:value-type="float">
            <text:p>7.2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804129032258" calcext:value-type="float">
            <text:p>6.32804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75272" calcext:value-type="float">
            <text:p>5.76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080516129032" calcext:value-type="float">
            <text:p>6.810805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93032258064" calcext:value-type="float">
            <text:p>3.608930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12096" calcext:value-type="float">
            <text:p>4.80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41367741936" calcext:value-type="float">
            <text:p>4.477413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8808" calcext:value-type="float">
            <text:p>5.751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281212903226" calcext:value-type="float">
            <text:p>6.79281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086542857143" calcext:value-type="float">
            <text:p>7.25086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99561290323" calcext:value-type="float">
            <text:p>7.46199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758838709678" calcext:value-type="float">
            <text:p>7.4975883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96776" calcext:value-type="float">
            <text:p>7.52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384619354839" calcext:value-type="float">
            <text:p>7.5938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96088" calcext:value-type="float">
            <text:p>7.63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07695483871" calcext:value-type="float">
            <text:p>7.4107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339922580645" calcext:value-type="float">
            <text:p>4.85339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282" calcext:value-type="float">
            <text:p>3.5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9316" calcext:value-type="float">
            <text:p>4.17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06606451613" calcext:value-type="float">
            <text:p>6.391066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6462" calcext:value-type="float">
            <text:p>7.506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86167741936" calcext:value-type="float">
            <text:p>7.680861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55561290323" calcext:value-type="float">
            <text:p>7.751555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91616" calcext:value-type="float">
            <text:p>7.71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684774193548" calcext:value-type="float">
            <text:p>7.7168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37792" calcext:value-type="float">
            <text:p>7.78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901083870968" calcext:value-type="float">
            <text:p>7.719010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762905263158" calcext:value-type="float">
            <text:p>6.77762905263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69264" calcext:value-type="float">
            <text:p>6.44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979406451613" calcext:value-type="float">
            <text:p>6.11979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33696" calcext:value-type="float">
            <text:p>6.84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314761290323" calcext:value-type="float">
            <text:p>6.77314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13268965517" calcext:value-type="float">
            <text:p>7.394132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382322580645" calcext:value-type="float">
            <text:p>7.483823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591148387097" calcext:value-type="float">
            <text:p>7.25591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57688" calcext:value-type="float">
            <text:p>7.39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52232258065" calcext:value-type="float">
            <text:p>7.58352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0248" calcext:value-type="float">
            <text:p>7.412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52929032258" calcext:value-type="float">
            <text:p>6.04152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933858064516" calcext:value-type="float">
            <text:p>5.17933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5588" calcext:value-type="float">
            <text:p>3.81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597419354839" calcext:value-type="float">
            <text:p>4.04597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53624" calcext:value-type="float">
            <text:p>3.585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349651612903" calcext:value-type="float">
            <text:p>5.5334965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359914285714" calcext:value-type="float">
            <text:p>5.28359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57055483871" calcext:value-type="float">
            <text:p>5.7557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74529032258" calcext:value-type="float">
            <text:p>6.626745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61296" calcext:value-type="float">
            <text:p>6.066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394270967742" calcext:value-type="float">
            <text:p>4.9739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26608" calcext:value-type="float">
            <text:p>5.64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40129032258" calcext:value-type="float">
            <text:p>3.874401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0672" calcext:value-type="float">
            <text:p>4.3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120722580645" calcext:value-type="float">
            <text:p>4.841207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49952" calcext:value-type="float">
            <text:p>4.30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372" calcext:value-type="float">
            <text:p>5.13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60314285714" calcext:value-type="float">
            <text:p>6.83960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912980645161" calcext:value-type="float">
            <text:p>5.5491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888541935484" calcext:value-type="float">
            <text:p>6.51888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97072" calcext:value-type="float">
            <text:p>5.429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974141935484" calcext:value-type="float">
            <text:p>6.50974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42632" calcext:value-type="float">
            <text:p>7.08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701703225806" calcext:value-type="float">
            <text:p>6.68701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718503225806" calcext:value-type="float">
            <text:p>6.507185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9364" calcext:value-type="float">
            <text:p>5.57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627380645161" calcext:value-type="float">
            <text:p>4.7962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04888888889" calcext:value-type="float">
            <text:p>5.330048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013075862069" calcext:value-type="float">
            <text:p>5.040130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847457142857" calcext:value-type="float">
            <text:p>6.518474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25806451613" calcext:value-type="float">
            <text:p>6.78425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452980645161" calcext:value-type="float">
            <text:p>6.844529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16088" calcext:value-type="float">
            <text:p>7.13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943686956522" calcext:value-type="float">
            <text:p>7.1894368695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303685714286" calcext:value-type="float">
            <text:p>6.66303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777470967742" calcext:value-type="float">
            <text:p>6.6777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196567741936" calcext:value-type="float">
            <text:p>4.32196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84056" calcext:value-type="float">
            <text:p>2.1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344748387097" calcext:value-type="float">
            <text:p>3.54344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8336" calcext:value-type="float">
            <text:p>3.9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795587096774" calcext:value-type="float">
            <text:p>5.44795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569213793104" calcext:value-type="float">
            <text:p>6.575692137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995535483871" calcext:value-type="float">
            <text:p>6.549955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541661538462" calcext:value-type="float">
            <text:p>7.055416615384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57352" calcext:value-type="float">
            <text:p>6.415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115377777778" calcext:value-type="float">
            <text:p>5.901153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93192" calcext:value-type="float">
            <text:p>6.38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117006451613" calcext:value-type="float">
            <text:p>6.46117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721316129032" calcext:value-type="float">
            <text:p>7.02721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04096" calcext:value-type="float">
            <text:p>6.02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389548387097" calcext:value-type="float">
            <text:p>5.60389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50707692308" calcext:value-type="float">
            <text:p>4.7605070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571741935484" calcext:value-type="float">
            <text:p>5.5557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120657142857" calcext:value-type="float">
            <text:p>7.04120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436857142857" calcext:value-type="float">
            <text:p>7.19436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6188" calcext:value-type="float">
            <text:p>7.346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9976" calcext:value-type="float">
            <text:p>7.54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643148387097" calcext:value-type="float">
            <text:p>7.606431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666" calcext:value-type="float">
            <text:p>7.56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275303225806" calcext:value-type="float">
            <text:p>7.622753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258427586207" calcext:value-type="float">
            <text:p>7.5125842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99057142857" calcext:value-type="float">
            <text:p>6.83699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717714285714" calcext:value-type="float">
            <text:p>5.71717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705688888889" calcext:value-type="float">
            <text:p>5.267056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507896774194" calcext:value-type="float">
            <text:p>7.035078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9536" calcext:value-type="float">
            <text:p>7.324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236025806452" calcext:value-type="float">
            <text:p>7.2823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67824" calcext:value-type="float">
            <text:p>7.326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3272" calcext:value-type="float">
            <text:p>7.3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5724" calcext:value-type="float">
            <text:p>6.93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06" calcext:value-type="float">
            <text:p>7.592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336619354839" calcext:value-type="float">
            <text:p>7.56336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273109677419" calcext:value-type="float">
            <text:p>6.8327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6184" calcext:value-type="float">
            <text:p>6.14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890916129032" calcext:value-type="float">
            <text:p>6.11890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006" calcext:value-type="float">
            <text:p>5.56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676032" calcext:value-type="float">
            <text:p>6.936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180942857143" calcext:value-type="float">
            <text:p>6.421809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238782608696" calcext:value-type="float">
            <text:p>7.01238782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437909677419" calcext:value-type="float">
            <text:p>7.06437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49931034483" calcext:value-type="float">
            <text:p>6.80649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76355555556" calcext:value-type="float">
            <text:p>7.068763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223117241379" calcext:value-type="float">
            <text:p>7.052231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82488888889" calcext:value-type="float">
            <text:p>6.839824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222628571429" calcext:value-type="float">
            <text:p>3.55222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99664516129" calcext:value-type="float">
            <text:p>6.01999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1272" calcext:value-type="float">
            <text:p>6.123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307329032258" calcext:value-type="float">
            <text:p>6.20307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602675862069" calcext:value-type="float">
            <text:p>7.25602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21055483871" calcext:value-type="float">
            <text:p>7.43210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11741935484" calcext:value-type="float">
            <text:p>7.23211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67264" calcext:value-type="float">
            <text:p>7.38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885903448276" calcext:value-type="float">
            <text:p>7.60885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7456" calcext:value-type="float">
            <text:p>7.56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54270967742" calcext:value-type="float">
            <text:p>7.48854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775819354839" calcext:value-type="float">
            <text:p>6.12775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61928" calcext:value-type="float">
            <text:p>6.216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509393548387" calcext:value-type="float">
            <text:p>4.7950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44848" calcext:value-type="float">
            <text:p>6.774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015613793103" calcext:value-type="float">
            <text:p>7.2401561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825314285714" calcext:value-type="float">
            <text:p>7.46825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2308" calcext:value-type="float">
            <text:p>7.40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40232258065" calcext:value-type="float">
            <text:p>7.385402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73112" calcext:value-type="float">
            <text:p>7.08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54761290323" calcext:value-type="float">
            <text:p>6.54454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902666666667" calcext:value-type="float">
            <text:p>7.02902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00670967742" calcext:value-type="float">
            <text:p>6.629006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035485714286" calcext:value-type="float">
            <text:p>6.540354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378" calcext:value-type="float">
            <text:p>3.57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0368" calcext:value-type="float">
            <text:p>4.206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50936" calcext:value-type="float">
            <text:p>5.90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051333333333" calcext:value-type="float">
            <text:p>7.07051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3948" calcext:value-type="float">
            <text:p>7.203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363142857143" calcext:value-type="float">
            <text:p>7.28363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619914285714" calcext:value-type="float">
            <text:p>7.03619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8208" calcext:value-type="float">
            <text:p>7.30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62951724138" calcext:value-type="float">
            <text:p>7.3096295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25466666667" calcext:value-type="float">
            <text:p>7.20225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248988235294" calcext:value-type="float">
            <text:p>5.71248988235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7232" calcext:value-type="float">
            <text:p>4.16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688438709677" calcext:value-type="float">
            <text:p>2.626884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9888" calcext:value-type="float">
            <text:p>4.07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140825806452" calcext:value-type="float">
            <text:p>5.761408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615371428571" calcext:value-type="float">
            <text:p>6.3461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815428571429" calcext:value-type="float">
            <text:p>7.548154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86" calcext:value-type="float">
            <text:p>7.38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62296774194" calcext:value-type="float">
            <text:p>7.196622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5038" calcext:value-type="float">
            <text:p>5.765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19335" calcext:value-type="float">
            <text:p>4.80193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054477419355" calcext:value-type="float">
            <text:p>6.8905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71392" calcext:value-type="float">
            <text:p>7.0227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37296" calcext:value-type="float">
            <text:p>7.18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08567741936" calcext:value-type="float">
            <text:p>5.66308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7656" calcext:value-type="float">
            <text:p>4.550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77496774194" calcext:value-type="float">
            <text:p>4.221774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06736" calcext:value-type="float">
            <text:p>4.83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844567741936" calcext:value-type="float">
            <text:p>6.63844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803914285714" calcext:value-type="float">
            <text:p>6.51803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920903225806" calcext:value-type="float">
            <text:p>6.69920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56864516129" calcext:value-type="float">
            <text:p>6.905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15064" calcext:value-type="float">
            <text:p>6.261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521858064516" calcext:value-type="float">
            <text:p>6.505218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81312" calcext:value-type="float">
            <text:p>7.29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188103225807" calcext:value-type="float">
            <text:p>6.7418810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105677419355" calcext:value-type="float">
            <text:p>4.89105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94712" calcext:value-type="float">
            <text:p>5.31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549187096774" calcext:value-type="float">
            <text:p>5.54549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9536" calcext:value-type="float">
            <text:p>3.39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26864516129" calcext:value-type="float">
            <text:p>5.52926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2552" calcext:value-type="float">
            <text:p>6.70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25238709677" calcext:value-type="float">
            <text:p>7.0952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383509677419" calcext:value-type="float">
            <text:p>7.28383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9256" calcext:value-type="float">
            <text:p>6.97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84025806452" calcext:value-type="float">
            <text:p>6.93184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30216" calcext:value-type="float">
            <text:p>6.853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1589" calcext:value-type="float">
            <text:p>6.8715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818666666667" calcext:value-type="float">
            <text:p>6.658186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9992" calcext:value-type="float">
            <text:p>6.49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438812903226" calcext:value-type="float">
            <text:p>4.924388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841955555556" calcext:value-type="float">
            <text:p>3.808419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028571428571" calcext:value-type="float">
            <text:p>6.640285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903927272727" calcext:value-type="float">
            <text:p>6.9990392727272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223948387097" calcext:value-type="float">
            <text:p>6.83223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97931034483" calcext:value-type="float">
            <text:p>6.8369793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174709677419" calcext:value-type="float">
            <text:p>7.341747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30992" calcext:value-type="float">
            <text:p>7.423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035948387097" calcext:value-type="float">
            <text:p>7.030359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480309677419" calcext:value-type="float">
            <text:p>5.88480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38" calcext:value-type="float">
            <text:p>4.43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19824" calcext:value-type="float">
            <text:p>6.7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623019354839" calcext:value-type="float">
            <text:p>6.8562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2352" calcext:value-type="float">
            <text:p>6.733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538141935484" calcext:value-type="float">
            <text:p>5.91538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764" calcext:value-type="float">
            <text:p>3.953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86993548387" calcext:value-type="float">
            <text:p>3.00286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1161548387097" calcext:value-type="float">
            <text:p>0.64116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3892" calcext:value-type="float">
            <text:p>2.1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48032" calcext:value-type="float">
            <text:p>7.744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321163636364" calcext:value-type="float">
            <text:p>7.893211636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4232" calcext:value-type="float">
            <text:p>7.72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489909677419" calcext:value-type="float">
            <text:p>7.414899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8436" calcext:value-type="float">
            <text:p>7.298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895922580645" calcext:value-type="float">
            <text:p>7.42895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16288" calcext:value-type="float">
            <text:p>7.29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977714285714" calcext:value-type="float">
            <text:p>7.46977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15168" calcext:value-type="float">
            <text:p>7.411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28631578947" calcext:value-type="float">
            <text:p>7.4242863157894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65385" calcext:value-type="float">
            <text:p>7.356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3608" calcext:value-type="float">
            <text:p>5.7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903623529412" calcext:value-type="float">
            <text:p>6.229036235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49046153846" calcext:value-type="float">
            <text:p>6.239490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532228571429" calcext:value-type="float">
            <text:p>6.225322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653511111111" calcext:value-type="float">
            <text:p>7.216535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5354" calcext:value-type="float">
            <text:p>7.785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911483870968" calcext:value-type="float">
            <text:p>7.789114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307096774194" calcext:value-type="float">
            <text:p>7.73307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6336" calcext:value-type="float">
            <text:p>7.0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0538" calcext:value-type="float">
            <text:p>6.590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366523076923" calcext:value-type="float">
            <text:p>7.813665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62575483871" calcext:value-type="float">
            <text:p>7.886257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25238709677" calcext:value-type="float">
            <text:p>7.85725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25904" calcext:value-type="float">
            <text:p>7.822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864619354839" calcext:value-type="float">
            <text:p>7.898646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68133333333" calcext:value-type="float">
            <text:p>7.90668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9936" calcext:value-type="float">
            <text:p>2.7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6056" calcext:value-type="float">
            <text:p>5.55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117109677419" calcext:value-type="float">
            <text:p>5.78117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088283870968" calcext:value-type="float">
            <text:p>5.17088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30984" calcext:value-type="float">
            <text:p>5.283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084412903226" calcext:value-type="float">
            <text:p>4.000844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72488" calcext:value-type="float">
            <text:p>3.997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99455483871" calcext:value-type="float">
            <text:p>5.3899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8053866666667" calcext:value-type="float">
            <text:p>6.68053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82646153846" calcext:value-type="float">
            <text:p>5.4988264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309729032258" calcext:value-type="float">
            <text:p>5.63309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07912" calcext:value-type="float">
            <text:p>6.990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009883870968" calcext:value-type="float">
            <text:p>7.28009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033574193548" calcext:value-type="float">
            <text:p>7.430335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3776" calcext:value-type="float">
            <text:p>6.8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722116129032" calcext:value-type="float">
            <text:p>5.567221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07928" calcext:value-type="float">
            <text:p>4.920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39767741935" calcext:value-type="float">
            <text:p>5.1113976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383028571429" calcext:value-type="float">
            <text:p>4.19383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997987096774" calcext:value-type="float">
            <text:p>5.639979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826628571429" calcext:value-type="float">
            <text:p>6.15826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9712" calcext:value-type="float">
            <text:p>5.5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192" calcext:value-type="float">
            <text:p>6.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0872" calcext:value-type="float">
            <text:p>7.2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4136" calcext:value-type="float">
            <text:p>5.91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986514285714" calcext:value-type="float">
            <text:p>6.64986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4368" calcext:value-type="float">
            <text:p>6.75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368" calcext:value-type="float">
            <text:p>5.3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2384" calcext:value-type="float">
            <text:p>5.61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4264" calcext:value-type="float">
            <text:p>4.1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8576" calcext:value-type="float">
            <text:p>3.33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3368" calcext:value-type="float">
            <text:p>3.83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9272" calcext:value-type="float">
            <text:p>5.85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9088" calcext:value-type="float">
            <text:p>5.14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926628571429" calcext:value-type="float">
            <text:p>6.53926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8424" calcext:value-type="float">
            <text:p>6.94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0968" calcext:value-type="float">
            <text:p>4.95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232" calcext:value-type="float">
            <text:p>4.5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7" calcext:value-type="float">
            <text:p>3.9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7128" calcext:value-type="float">
            <text:p>4.70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0704" calcext:value-type="float">
            <text:p>6.96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956" calcext:value-type="float">
            <text:p>6.63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56342857143" calcext:value-type="float">
            <text:p>6.73956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5016" calcext:value-type="float">
            <text:p>6.60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8888" calcext:value-type="float">
            <text:p>6.0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0464" calcext:value-type="float">
            <text:p>5.49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734171428571" calcext:value-type="float">
            <text:p>6.70734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948" calcext:value-type="float">
            <text:p>5.9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7504" calcext:value-type="float">
            <text:p>7.2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956" calcext:value-type="float">
            <text:p>5.3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5152" calcext:value-type="float">
            <text:p>7.18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224" calcext:value-type="float">
            <text:p>6.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452" calcext:value-type="float">
            <text:p>6.9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8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0448" calcext:value-type="float">
            <text:p>7.14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84342857143" calcext:value-type="float">
            <text:p>7.074843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4608" calcext:value-type="float">
            <text:p>7.40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9744" calcext:value-type="float">
            <text:p>6.0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5528" calcext:value-type="float">
            <text:p>5.8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3" calcext:value-type="float">
            <text:p>3.6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7936" calcext:value-type="float">
            <text:p>6.80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6032" calcext:value-type="float">
            <text:p>6.60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856914285714" calcext:value-type="float">
            <text:p>6.948569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0344" calcext:value-type="float">
            <text:p>7.07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3088" calcext:value-type="float">
            <text:p>6.67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0752" calcext:value-type="float">
            <text:p>6.2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15024" calcext:value-type="float">
            <text:p>6.4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976" calcext:value-type="float">
            <text:p>4.4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4776" calcext:value-type="float">
            <text:p>5.9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9072" calcext:value-type="float">
            <text:p>4.25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918628571429" calcext:value-type="float">
            <text:p>5.89918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11904" calcext:value-type="float">
            <text:p>6.78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5888" calcext:value-type="float">
            <text:p>6.2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446171428571" calcext:value-type="float">
            <text:p>6.52446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0096" calcext:value-type="float">
            <text:p>6.6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0224" calcext:value-type="float">
            <text:p>7.38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8032" calcext:value-type="float">
            <text:p>7.3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1728" calcext:value-type="float">
            <text:p>7.2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8264" calcext:value-type="float">
            <text:p>6.93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30057142857" calcext:value-type="float">
            <text:p>7.031300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07904" calcext:value-type="float">
            <text:p>7.39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943085714286" calcext:value-type="float">
            <text:p>7.52943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3" calcext:value-type="float">
            <text:p>7.4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0968" calcext:value-type="float">
            <text:p>7.4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7024" calcext:value-type="float">
            <text:p>7.1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397028571429" calcext:value-type="float">
            <text:p>5.31397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6976" calcext:value-type="float">
            <text:p>6.80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145371428571" calcext:value-type="float">
            <text:p>6.84145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3128" calcext:value-type="float">
            <text:p>6.9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8464" calcext:value-type="float">
            <text:p>7.2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832" calcext:value-type="float">
            <text:p>6.8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104" calcext:value-type="float">
            <text:p>7.0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8296" calcext:value-type="float">
            <text:p>3.63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17088" calcext:value-type="float">
            <text:p>6.66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42857142857" calcext:value-type="float">
            <text:p>6.9124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8696" calcext:value-type="float">
            <text:p>6.8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2544" calcext:value-type="float">
            <text:p>6.89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6968" calcext:value-type="float">
            <text:p>7.2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9112" calcext:value-type="float">
            <text:p>7.11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2288" calcext:value-type="float">
            <text:p>6.6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32" calcext:value-type="float">
            <text:p>5.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79104" calcext:value-type="float">
            <text:p>3.397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495314285714" calcext:value-type="float">
            <text:p>3.92495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9536" calcext:value-type="float">
            <text:p>5.80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315885714286" calcext:value-type="float">
            <text:p>5.35315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812" calcext:value-type="float">
            <text:p>5.2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4648" calcext:value-type="float">
            <text:p>6.4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5192" calcext:value-type="float">
            <text:p>6.2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5664" calcext:value-type="float">
            <text:p>3.9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01696" calcext:value-type="float">
            <text:p>4.10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96032" calcext:value-type="float">
            <text:p>5.359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697371428572" calcext:value-type="float">
            <text:p>5.286973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5768" calcext:value-type="float">
            <text:p>5.2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0248" calcext:value-type="float">
            <text:p>5.5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2312" calcext:value-type="float">
            <text:p>6.0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6624" calcext:value-type="float">
            <text:p>5.24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6728" calcext:value-type="float">
            <text:p>6.58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67542857143" calcext:value-type="float">
            <text:p>4.58767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892" calcext:value-type="float">
            <text:p>5.32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8616" calcext:value-type="float">
            <text:p>6.1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8904" calcext:value-type="float">
            <text:p>6.97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292" calcext:value-type="float">
            <text:p>6.8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5072" calcext:value-type="float">
            <text:p>6.54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2096" calcext:value-type="float">
            <text:p>7.37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628" calcext:value-type="float">
            <text:p>7.06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070628571429" calcext:value-type="float">
            <text:p>6.630706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0952" calcext:value-type="float">
            <text:p>5.3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1688" calcext:value-type="float">
            <text:p>5.6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244" calcext:value-type="float">
            <text:p>6.82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1544" calcext:value-type="float">
            <text:p>6.51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7856" calcext:value-type="float">
            <text:p>6.4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8584" calcext:value-type="float">
            <text:p>5.68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1504" calcext:value-type="float">
            <text:p>6.1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499657142857" calcext:value-type="float">
            <text:p>6.88499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9144" calcext:value-type="float">
            <text:p>5.0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428" calcext:value-type="float">
            <text:p>6.3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88" calcext:value-type="float">
            <text:p>6.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7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7552" calcext:value-type="float">
            <text:p>7.3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4776" calcext:value-type="float">
            <text:p>7.2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5168" calcext:value-type="float">
            <text:p>6.8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884" calcext:value-type="float">
            <text:p>7.2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4328" calcext:value-type="float">
            <text:p>6.43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0096" calcext:value-type="float">
            <text:p>4.07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5712" calcext:value-type="float">
            <text:p>4.04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32" calcext:value-type="float">
            <text:p>4.0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3552" calcext:value-type="float">
            <text:p>5.81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7392" calcext:value-type="float">
            <text:p>6.05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3032" calcext:value-type="float">
            <text:p>5.46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768" calcext:value-type="float">
            <text:p>6.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7496" calcext:value-type="float">
            <text:p>6.1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3208" calcext:value-type="float">
            <text:p>6.3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952685714286" calcext:value-type="float">
            <text:p>5.24952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52" calcext:value-type="float">
            <text:p>6.0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4488" calcext:value-type="float">
            <text:p>6.44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2816" calcext:value-type="float">
            <text:p>6.78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168" calcext:value-type="float">
            <text:p>7.0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6824" calcext:value-type="float">
            <text:p>6.8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4568" calcext:value-type="float">
            <text:p>7.0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6632" calcext:value-type="float">
            <text:p>6.3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6656" calcext:value-type="float">
            <text:p>7.02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250285714286" calcext:value-type="float">
            <text:p>6.962502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1416" calcext:value-type="float">
            <text:p>5.7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8064" calcext:value-type="float">
            <text:p>5.3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1464" calcext:value-type="float">
            <text:p>5.8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54" calcext:value-type="float">
            <text:p>3.83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3448" calcext:value-type="float">
            <text:p>6.6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5752" calcext:value-type="float">
            <text:p>6.9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1728" calcext:value-type="float">
            <text:p>7.2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0976" calcext:value-type="float">
            <text:p>7.3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6752" calcext:value-type="float">
            <text:p>7.28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0976" calcext:value-type="float">
            <text:p>7.3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577371428572" calcext:value-type="float">
            <text:p>7.1157737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2184" calcext:value-type="float">
            <text:p>6.5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2712" calcext:value-type="float">
            <text:p>5.4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0168" calcext:value-type="float">
            <text:p>4.9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9112" calcext:value-type="float">
            <text:p>4.57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5112" calcext:value-type="float">
            <text:p>5.5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232" calcext:value-type="float">
            <text:p>5.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58" calcext:value-type="float">
            <text:p>5.7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284" calcext:value-type="float">
            <text:p>6.21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7328" calcext:value-type="float">
            <text:p>5.0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9896" calcext:value-type="float">
            <text:p>5.00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595657142857" calcext:value-type="float">
            <text:p>6.94595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2896" calcext:value-type="float">
            <text:p>6.1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0336" calcext:value-type="float">
            <text:p>4.7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7856" calcext:value-type="float">
            <text:p>3.9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5344" calcext:value-type="float">
            <text:p>5.1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1232" calcext:value-type="float">
            <text:p>6.3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9768" calcext:value-type="float">
            <text:p>6.77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4856" calcext:value-type="float">
            <text:p>7.8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7928" calcext:value-type="float">
            <text:p>7.29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1096" calcext:value-type="float">
            <text:p>6.9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45142857143" calcext:value-type="float">
            <text:p>7.367451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7032" calcext:value-type="float">
            <text:p>6.98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3176" calcext:value-type="float">
            <text:p>5.85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2728" calcext:value-type="float">
            <text:p>6.3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8464" calcext:value-type="float">
            <text:p>7.26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2408" calcext:value-type="float">
            <text:p>7.5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2304" calcext:value-type="float">
            <text:p>7.51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012" calcext:value-type="float">
            <text:p>7.31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234514285714" calcext:value-type="float">
            <text:p>7.442345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0664" calcext:value-type="float">
            <text:p>7.09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0456" calcext:value-type="float">
            <text:p>6.95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0232" calcext:value-type="float">
            <text:p>5.9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864" calcext:value-type="float">
            <text:p>5.6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4088" calcext:value-type="float">
            <text:p>7.0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3768" calcext:value-type="float">
            <text:p>7.0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3232" calcext:value-type="float">
            <text:p>7.06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4088" calcext:value-type="float">
            <text:p>7.05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62928" calcext:value-type="float">
            <text:p>6.66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9616" calcext:value-type="float">
            <text:p>6.5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6968" calcext:value-type="float">
            <text:p>5.9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4184" calcext:value-type="float">
            <text:p>4.77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3488" calcext:value-type="float">
            <text:p>4.7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0936" calcext:value-type="float">
            <text:p>3.17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9688" calcext:value-type="float">
            <text:p>4.8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3968" calcext:value-type="float">
            <text:p>6.09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524" calcext:value-type="float">
            <text:p>6.36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3496" calcext:value-type="float">
            <text:p>4.60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82742857143" calcext:value-type="float">
            <text:p>6.184827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3712" calcext:value-type="float">
            <text:p>5.8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6824" calcext:value-type="float">
            <text:p>6.84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5064" calcext:value-type="float">
            <text:p>6.7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6016" calcext:value-type="float">
            <text:p>5.71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3936" calcext:value-type="float">
            <text:p>4.31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2944" calcext:value-type="float">
            <text:p>5.0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3456" calcext:value-type="float">
            <text:p>6.8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3016" calcext:value-type="float">
            <text:p>7.11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4464" calcext:value-type="float">
            <text:p>6.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595657142857" calcext:value-type="float">
            <text:p>6.945956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3032" calcext:value-type="float">
            <text:p>4.1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836" calcext:value-type="float">
            <text:p>3.38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3624" calcext:value-type="float">
            <text:p>2.8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204" calcext:value-type="float">
            <text:p>6.1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6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686171428571" calcext:value-type="float">
            <text:p>6.676861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8344" calcext:value-type="float">
            <text:p>6.3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3072" calcext:value-type="float">
            <text:p>5.78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4568" calcext:value-type="float">
            <text:p>7.08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8368" calcext:value-type="float">
            <text:p>7.00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5456" calcext:value-type="float">
            <text:p>6.31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248" calcext:value-type="float">
            <text:p>5.8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8104" calcext:value-type="float">
            <text:p>5.65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1512" calcext:value-type="float">
            <text:p>4.73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727085714286" calcext:value-type="float">
            <text:p>5.48727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14752" calcext:value-type="float">
            <text:p>6.62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552" calcext:value-type="float">
            <text:p>7.3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373028571429" calcext:value-type="float">
            <text:p>7.203730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3544" calcext:value-type="float">
            <text:p>7.2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9864" calcext:value-type="float">
            <text:p>7.0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1328" calcext:value-type="float">
            <text:p>6.5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916" calcext:value-type="float">
            <text:p>5.9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0648" calcext:value-type="float">
            <text:p>6.2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9976" calcext:value-type="float">
            <text:p>6.91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7061714285714" calcext:value-type="float">
            <text:p>6.570617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52512" calcext:value-type="float">
            <text:p>7.11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2856" calcext:value-type="float">
            <text:p>7.1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9592" calcext:value-type="float">
            <text:p>7.14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15176" calcext:value-type="float">
            <text:p>6.61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4552" calcext:value-type="float">
            <text:p>6.19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5043091262601</text:p>
          </table:table-cell>
          <table:table-cell office:value-type="string" calcext:value-type="string">
            <text:p>195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4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068" meta:object-count="0"/>
    <meta:user-defined meta:name="AppVersion">3.0</meta:user-defined>
  </office:meta>
</office:document-meta>
</file>